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2">
      <style:text-properties fo:font-style="italic" style:font-style-asian="italic" style:font-style-complex="italic"/>
    </style:style>
    <style:style style:name="P7" style:family="paragraph" style:parent-style-name="Standard" style:list-style-name="L3">
      <style:text-properties fo:font-style="italic" style:font-style-asian="italic" style:font-style-complex="italic"/>
    </style:style>
    <style:style style:name="P8" style:family="paragraph" style:parent-style-name="Standard" style:list-style-name="L4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14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L15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 style:list-style-name="L5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style:text-underline-style="none" style:font-style-asian="normal" style:font-style-complex="normal"/>
    </style:style>
    <style:style style:name="P15" style:family="paragraph" style:parent-style-name="Standard" style:list-style-name="L6">
      <style:text-properties fo:font-style="normal" style:text-underline-style="none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0" style:family="paragraph" style:parent-style-name="Standard" style:list-style-name="L17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9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Standard" style:list-style-name="L10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1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12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3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6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8" style:family="paragraph" style:parent-style-name="Standard" style:list-style-name="L18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19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0" style:family="paragraph" style:parent-style-name="Standard" style:list-style-name="L20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1" style:family="paragraph" style:parent-style-name="Standard" style:list-style-name="L21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2" style:family="paragraph" style:parent-style-name="Standard" style:list-style-name="L22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3" style:family="paragraph" style:parent-style-name="Standard" style:list-style-name="L23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style:font-style-asian="normal" style:font-style-complex="normal"/>
    </style:style>
    <style:style style:name="P37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 Projet</text:p>
      <text:p text:style-name="Standard"/>
      <text:p text:style-name="Standard"/>
      <text:p text:style-name="P2">Recruté au sein d'une PME PMI , elle est spécialisé dans la production et la commercialisation d'articles vestimentaires. Vous êtes responsable du service Informatique, le directeur commercial vous sollicite afin d'améliorer la gestion commerciale de l'entreprise.(appel téléphonique , bon de commande, gestion de la facture, du stok etc etc ). </text:p>
      <text:p text:style-name="P2"/>
      <text:p text:style-name="P2">Mission : répondre a cette demande. Présenter les différents jalons (étape) et taches</text:p>
      <text:p text:style-name="Standard"/>
      <text:p text:style-name="P3">MOI</text:p>
      <text:p text:style-name="P3">Etape 1 : Demander au directeur commercial ce qu'il veut :</text:p>
      <text:list xml:id="list13109652791" text:style-name="L1">
        <text:list-item>
          <text:list>
            <text:list-item>
              <text:list>
                <text:list-item>
                  <text:p text:style-name="P5">ses attentes</text:p>
                </text:list-item>
                <text:list-item>
                  <text:p text:style-name="P5">pourquoi voir améliorer le système?les points noirs ?</text:p>
                </text:list-item>
              </text:list>
            </text:list-item>
          </text:list>
        </text:list-item>
      </text:list>
      <text:p text:style-name="P3"/>
      <text:p text:style-name="P3">Etape 2 : Demander les différentes personnes et les logiciels qui régissent la gestion commerciale</text:p>
      <text:list xml:id="list1423690935" text:style-name="L2">
        <text:list-item>
          <text:list>
            <text:list-item>
              <text:list>
                <text:list-item>
                  <text:p text:style-name="P6">prendre contact avec chaque poles.</text:p>
                </text:list-item>
                <text:list-item>
                  <text:p text:style-name="P6">Voir les outils qu'ils utilisent</text:p>
                </text:list-item>
              </text:list>
            </text:list-item>
          </text:list>
        </text:list-item>
      </text:list>
      <text:p text:style-name="P3"/>
      <text:p text:style-name="P3">Etape 3 : Demander les problèmes rencontrés avec c'est logiciels</text:p>
      <text:list xml:id="list2103054963" text:style-name="L3">
        <text:list-item>
          <text:list>
            <text:list-item>
              <text:list>
                <text:list-item>
                  <text:p text:style-name="P7">Demander à chaque poles</text:p>
                </text:list-item>
              </text:list>
            </text:list-item>
          </text:list>
        </text:list-item>
      </text:list>
      <text:p text:style-name="P3"/>
      <text:p text:style-name="P3">Etape 4 : Proposition de maquettes et validation</text:p>
      <text:list xml:id="list616062865" text:style-name="L4">
        <text:list-item>
          <text:list>
            <text:list-item>
              <text:list>
                <text:list-item>
                  <text:p text:style-name="P8">demander jusqu'à se que les maquettes conviennent</text:p>
                </text:list-item>
              </text:list>
            </text:list-item>
          </text:list>
        </text:list-item>
      </text:list>
      <text:p text:style-name="P3"/>
      <text:p text:style-name="P3">Etape 5 : Réalisation de la maquette</text:p>
      <text:p text:style-name="P3"/>
      <text:p text:style-name="P3">Etape 6 : mise en production</text:p>
      <text:p text:style-name="P3"/>
      <text:p text:style-name="P3"/>
      <text:p text:style-name="P4">Correction :</text:p>
      <text:p text:style-name="P4"/>
      <text:p text:style-name="P4">1ere étape OBLIGATOIRE : Analyse de la demande</text:p>
      <text:list xml:id="list1637045745" text:style-name="L5">
        <text:list-item>
          <text:list>
            <text:list-item>
              <text:p text:style-name="P13">Étudier le cahier des charges. (Si il existe)(CdC c'est comme un contrat. Un vrai contrat à : les parties, l'objet ,délais, prix + le cahier qui est annexé)</text:p>
            </text:list-item>
            <text:list-item>
              <text:p text:style-name="P13">Entretient (décideurs, opérationnels</text:p>
            </text:list-item>
            <text:list-item>
              <text:p text:style-name="P13">Rédiger des CR + le faire valider en le transmettant aux différentes parties (objectivité)</text:p>
            </text:list-item>
            <text:list-item>
              <text:p text:style-name="P13">Récupération des documentations (Plan de réseaux,architecture logiciel...)</text:p>
            </text:list-item>
            <text:list-item>
              <text:p text:style-name="P13">Rédiger <text:span text:style-name="T1">une fiche projet</text:span> (Synthèse et cadrage de la commande)</text:p>
              <text:list>
                <text:list-item>
                  <text:p text:style-name="P13">Contexte</text:p>
                </text:list-item>
                <text:list-item>
                  <text:p text:style-name="P13">objectifs :</text:p>
                  <text:list>
                    <text:list-item>
                      <text:p text:style-name="P13">généraux</text:p>
                    </text:list-item>
                    <text:list-item>
                      <text:p text:style-name="P13">opérationnels (ex : configurer le serveur pour …, développer une interface)</text:p>
                    </text:list-item>
                  </text:list>
                </text:list-item>
                <text:list-item>
                  <text:p text:style-name="P13">Moyens (outils) :</text:p>
                  <text:list>
                    <text:list-item>
                      <text:p text:style-name="P13">Financiers</text:p>
                    </text:list-item>
                    <text:list-item>
                      <text:p text:style-name="P13">Humains (personne dans l'équipe)</text:p>
                    </text:list-item>
                    <text:list-item>
                      <text:p text:style-name="P13">Technique (Matériel, Logiciels</text:p>
                    </text:list-item>
                  </text:list>
                </text:list-item>
                <text:list-item>
                  <text:p text:style-name="P13">Contrainte :</text:p>
                  <text:list>
                    <text:list-item>
                      <text:p text:style-name="P13">Temporelles </text:p>
                    </text:list-item>
                    <text:list-item>
                      <text:p text:style-name="P13"><text:soft-page-break/>Financières(plafond)</text:p>
                    </text:list-item>
                    <text:list-item>
                      <text:p text:style-name="P13">Humaines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Analyse des Risques :</text:p>
      <text:p text:style-name="P4">objectif caché : exemple suppression de poste avec la mise en place du nouveau logiciel</text:p>
      <text:p text:style-name="P4"/>
      <text:p text:style-name="P4"/>
      <text:p text:style-name="P4">On demande à valider la fiche de projet. Bien souvent ils mettent du temps à valider car cela les engage. </text:p>
      <text:p text:style-name="P3">En l'absence de réponse pour tel date, je prend le document comme acté.</text:p>
      <text:p text:style-name="P14">En copie au chef.</text:p>
      <text:p text:style-name="P14"/>
      <text:p text:style-name="P14">Demander une estimation. </text:p>
      <text:p text:style-name="P14"/>
      <text:p text:style-name="P14">Etape 2 : Ingénierie de l'opération/projet.</text:p>
      <text:p text:style-name="P14"/>
      <text:p text:style-name="P14">S'organiser dans le temps pour mieux appréhender les difficultés </text:p>
      <text:p text:style-name="P14">Prévenir les parades le cas échéant</text:p>
      <text:p text:style-name="P14">travaux :</text:p>
      <text:list xml:id="list1520522989" text:style-name="L6">
        <text:list-item>
          <text:list>
            <text:list-item>
              <text:p text:style-name="P15">Diagramme de GANTT</text:p>
            </text:list-item>
            <text:list-item>
              <text:p text:style-name="P15">Organisation de l'équipe</text:p>
            </text:list-item>
            <text:list-item>
              <text:p text:style-name="P15">Organisation des moyens de production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4"><text:soft-page-break/>COURS</text:p>
      <text:p text:style-name="P14"/>
      <text:p text:style-name="P14">Définition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Un client</text:p>
          </table:table-cell>
          <table:table-cell table:style-name="Tableau1.B1" office:value-type="string">
            <text:p text:style-name="Table_20_Contents">Une équipe de projet</text:p>
          </table:table-cell>
        </table:table-row>
        <table:table-row>
          <table:table-cell table:style-name="Tableau1.A2" office:value-type="string">
            <text:p text:style-name="Table_20_Contents">Des objectifs</text:p>
          </table:table-cell>
          <table:table-cell table:style-name="Tableau1.B2" office:value-type="string">
            <text:p text:style-name="Table_20_Contents">Des méthodes</text:p>
          </table:table-cell>
        </table:table-row>
        <table:table-row>
          <table:table-cell table:style-name="Tableau1.A2" office:value-type="string">
            <text:p text:style-name="Table_20_Contents">Des moyens</text:p>
          </table:table-cell>
          <table:table-cell table:style-name="Tableau1.B2" office:value-type="string">
            <text:p text:style-name="Table_20_Contents">Des outils</text:p>
          </table:table-cell>
        </table:table-row>
        <table:table-row>
          <table:table-cell table:style-name="Tableau1.A2" office:value-type="string">
            <text:p text:style-name="Table_20_Contents">Des contraintes</text:p>
          </table:table-cell>
          <table:table-cell table:style-name="Tableau1.B2" office:value-type="string">
            <text:p text:style-name="Table_20_Contents">Une organisation</text:p>
          </table:table-cell>
        </table:table-row>
      </table:table>
      <text:p text:style-name="P14"/>
      <text:p text:style-name="P16">=&gt; Un Produit</text:p>
      <text:p text:style-name="P16"/>
      <text:p text:style-name="P16">Typologies des projets informatiques</text:p>
      <text:list xml:id="list1462249220" text:style-name="L7">
        <text:list-item>
          <text:p text:style-name="P17">mise en place d'un système informatique</text:p>
        </text:list-item>
        <text:list-item>
          <text:p text:style-name="P17">Amélioration, optimisation d'un système existant</text:p>
        </text:list-item>
        <text:list-item>
          <text:p text:style-name="P17">Réponse à une contrainte externe(adaptation)</text:p>
        </text:list-item>
      </text:list>
      <text:p text:style-name="P16"/>
      <text:p text:style-name="P21">La maîtrise d'ouvrage MOA (elle demande)</text:p>
      <text:p text:style-name="P16"/>
      <text:p text:style-name="P16">C'est la personne morale ou physique qui sera destinataire des productions des projets :</text:p>
      <text:list xml:id="list1974274416" text:style-name="L8">
        <text:list-item>
          <text:p text:style-name="P18">Elle finance et organise le projet,</text:p>
        </text:list-item>
        <text:list-item>
          <text:p text:style-name="P18">Elle est propriétaire des différents livrables,</text:p>
        </text:list-item>
        <text:list-item>
          <text:p text:style-name="P18">Elle fixe les objectifs , les délais et l'enveloppe financière,</text:p>
        </text:list-item>
        <text:list-item>
          <text:p text:style-name="P18">Elle endosse la responsabilité de la qualité de ses ouvrages.</text:p>
        </text:list-item>
      </text:list>
      <text:p text:style-name="P16"/>
      <text:p text:style-name="P16">Assistant à MOA : AMOA</text:p>
      <text:p text:style-name="P16"/>
      <text:p text:style-name="P36">Schéma :</text:p>
      <text:p text:style-name="P36"/>
      <text:p text:style-name="P36"><text:span text:style-name="T6">Ets public</text:span> <text:span text:style-name="T6">MOA</text:span>&lt;----&gt; <text:span text:style-name="T6">Société externe</text:span> (AMOA) <text:s/>---&gt;communiquer</text:p>
      <text:p text:style-name="P36"><text:s text:c="6"/>^ <text:tab/><text:tab/><text:tab/><text:tab/><text:tab/> <text:s text:c="12"/><text:tab/>---&gt;comprendre les besoins</text:p>
      <text:p text:style-name="P36"><text:s text:c="6"/>|<text:tab/><text:tab/><text:tab/><text:tab/><text:tab/> <text:s text:c="8"/><text:tab/><text:tab/> ---&gt;savoir organiser<text:tab/></text:p>
      <text:p text:style-name="P36"><text:s text:c="6"/>| <text:tab/><text:tab/><text:tab/><text:tab/><text:tab/> <text:s text:c="8"/><text:tab/><text:tab/> ---&gt;savoir piloter (suivi)</text:p>
      <text:p text:style-name="P36"><text:span text:style-name="T6"><text:s text:c="6"/></text:span><text:span text:style-name="T5">v</text:span></text:p>
      <text:p text:style-name="P36"><text:span text:style-name="T6">MOE</text:span> Société de services ---&gt; conception (Société A)</text:p>
      <text:p text:style-name="P36"><text:tab/><text:tab/><text:tab/> <text:s text:c="6"/>---&gt; Réalisation (Société B)</text:p>
      <text:p text:style-name="P36"><text:tab/><text:tab/><text:tab/> <text:s text:c="6"/>---&gt;Tests (Société C)</text:p>
      <text:p text:style-name="P36"/>
      <text:p text:style-name="P36"/>
      <text:p text:style-name="P37">Comité de pilotage</text:p>
      <text:p text:style-name="P36">---&gt;prendre des décisions </text:p>
      <text:p text:style-name="P36"/>
      <text:p text:style-name="P21"/>
      <text:p text:style-name="P21">La maîtrise d’œuvre MOE (elle fait)</text:p>
      <text:p text:style-name="P21"><text:span text:style-name="T4"/></text:p>
      <text:p text:style-name="P21"><text:span text:style-name="T4">C'est la personne morale ou physique qui reçoit mission de la maitrise d'ouvrage pour concevoir, et réaliser un ouvrage :</text:span></text:p>
      <text:list xml:id="list1086735026" text:style-name="L9">
        <text:list-item>
          <text:p text:style-name="P22"><text:span text:style-name="T4">Elle a une obligation de résultat,</text:span></text:p>
        </text:list-item>
        <text:list-item>
          <text:p text:style-name="P22"><text:span text:style-name="T4">Elle peut être interne et/ou externe.</text:span></text:p>
        </text:list-item>
      </text:list>
      <text:p text:style-name="P16"/>
      <text:p text:style-name="P16"><text:soft-page-break/></text:p>
      <text:p text:style-name="P21">Le comité de pilotage<text:span text:style-name="T4"> </text:span></text:p>
      <text:p text:style-name="P21"><text:span text:style-name="T4"/></text:p>
      <text:p text:style-name="P21"><text:span text:style-name="T4">Formé dès le début du projet, le comité de pilotage est :</text:span></text:p>
      <text:list xml:id="list2158487565" text:style-name="L10">
        <text:list-item>
          <text:p text:style-name="P23"><text:span text:style-name="T4">présidé par la MOA</text:span></text:p>
        </text:list-item>
        <text:list-item>
          <text:p text:style-name="P23"><text:span text:style-name="T4">composé essentiellement des futurs bénéficiaires des livrables,</text:span></text:p>
        </text:list-item>
        <text:list-item>
          <text:p text:style-name="P23"><text:span text:style-name="T4">un espace de communication maîtrise d’œuvre</text:span></text:p>
        </text:list-item>
        <text:list-item>
          <text:p text:style-name="P23"><text:span text:style-name="T4">un organe de décision dans le cycle de réalisation du projet.</text:span></text:p>
        </text:list-item>
      </text:list>
      <text:p text:style-name="P21"><text:span text:style-name="T4"/></text:p>
      <text:p text:style-name="P21"><text:span text:style-name="T4">C'est un organe de décision important dans le cycle de dév du projet :</text:span></text:p>
      <text:list xml:id="list1402556230" text:style-name="L11">
        <text:list-item>
          <text:p text:style-name="P24"><text:span text:style-name="T4">Il est régulièrement réuni pour proposer les orientations,</text:span></text:p>
        </text:list-item>
        <text:list-item>
          <text:p text:style-name="P24"><text:span text:style-name="T4">il valide les résultats de l'étude préalable,</text:span></text:p>
        </text:list-item>
        <text:list-item>
          <text:p text:style-name="P24"><text:span text:style-name="T4">il approuve le plan de travail en début de chaque projet,</text:span></text:p>
        </text:list-item>
        <text:list-item>
          <text:p text:style-name="P24"><text:span text:style-name="T4">il valide les choix majeurs techniques et de conception,</text:span></text:p>
        </text:list-item>
        <text:list-item>
          <text:p text:style-name="P24"><text:span text:style-name="T4">il valide le produit final après les tests et la recette</text:span></text:p>
        </text:list-item>
      </text:list>
      <text:p text:style-name="P21"><text:span text:style-name="T4"/></text:p>
      <text:p text:style-name="P21">L'équipe projet</text:p>
      <text:p text:style-name="P21"><text:span text:style-name="T4"/></text:p>
      <text:p text:style-name="P21"><text:span text:style-name="T4">Elle est constituée par la MOA pour chaque projet et se compose notamment :</text:span></text:p>
      <text:list xml:id="list930266163" text:style-name="L12">
        <text:list-item>
          <text:p text:style-name="P25"><text:span text:style-name="T4">d'un chef de projet,</text:span></text:p>
        </text:list-item>
        <text:list-item>
          <text:p text:style-name="P25"><text:span text:style-name="T4">de techniciens,</text:span></text:p>
        </text:list-item>
        <text:list-item>
          <text:p text:style-name="P25"><text:span text:style-name="T4">d'experts internes ou externes,</text:span></text:p>
        </text:list-item>
        <text:list-item>
          <text:p text:style-name="P25"><text:span text:style-name="T4">d'utilisateur</text:span></text:p>
        </text:list-item>
      </text:list>
      <text:p text:style-name="P21"><text:span text:style-name="T4"/></text:p>
      <text:p text:style-name="P21">Le chef de projet</text:p>
      <text:p text:style-name="P21"><text:span text:style-name="T4"/></text:p>
      <text:p text:style-name="P21"><text:span text:style-name="T7">Son rôle</text:span><text:span text:style-name="T4"> : Il y a différent chefs de projet selon la nature des projets (chef de projet technique, de maintenance...) :</text:span></text:p>
      <text:list xml:id="list1466225399" text:style-name="L13">
        <text:list-item>
          <text:p text:style-name="P26"><text:span text:style-name="T4">Anticiper,</text:span></text:p>
        </text:list-item>
        <text:list-item>
          <text:p text:style-name="P26"><text:span text:style-name="T4">Gérer,</text:span></text:p>
        </text:list-item>
        <text:list-item>
          <text:p text:style-name="P26"><text:span text:style-name="T4">Manager, (le plus dur, le personnel toujours problématique)</text:span></text:p>
        </text:list-item>
        <text:list-item>
          <text:p text:style-name="P26"><text:span text:style-name="T4">Planifier,</text:span></text:p>
        </text:list-item>
        <text:list-item>
          <text:p text:style-name="P26"><text:span text:style-name="T4">Estimer. (le second plus dur , trop d'aléas)</text:span></text:p>
        </text:list-item>
      </text:list>
      <text:p text:style-name="P21"><text:span text:style-name="T4"/></text:p>
      <text:p text:style-name="P9"><text:span text:style-name="T5">Ses qualités </text:span><text:span text:style-name="T2">:</text:span></text:p>
      <text:list xml:id="list522519332" text:style-name="L14">
        <text:list-item>
          <text:p text:style-name="P10"><text:span text:style-name="T2">concepteur (cahier des charges)</text:span></text:p>
        </text:list-item>
        <text:list-item>
          <text:p text:style-name="P10"><text:span text:style-name="T2">animateur</text:span></text:p>
        </text:list-item>
        <text:list-item>
          <text:p text:style-name="P10"><text:span text:style-name="T2">gestionnaire</text:span></text:p>
        </text:list-item>
        <text:list-item>
          <text:p text:style-name="P10"><text:span text:style-name="T2">pédagogue</text:span></text:p>
        </text:list-item>
        <text:list-item>
          <text:p text:style-name="P10"><text:span text:style-name="T2">ouverture d'esprit et culture générale.</text:span></text:p>
        </text:list-item>
      </text:list>
      <text:p text:style-name="P9"><text:span text:style-name="T2"/></text:p>
      <text:p text:style-name="P9"><text:span text:style-name="T5">Les principales pathologies du chef de projet :</text:span></text:p>
      <text:list xml:id="list1535277167" text:style-name="L15">
        <text:list-item>
          <text:p text:style-name="P11"><text:span text:style-name="T2">La délégation systématique</text:span></text:p>
        </text:list-item>
        <text:list-item>
          <text:p text:style-name="P11"><text:span text:style-name="T2">Le manque de réalisme</text:span></text:p>
        </text:list-item>
        <text:list-item>
          <text:p text:style-name="P11"><text:span text:style-name="T2">Le manque de rigueur</text:span></text:p>
        </text:list-item>
        <text:list-item>
          <text:p text:style-name="P11"><text:span text:style-name="T2">Recherche du détail</text:span></text:p>
        </text:list-item>
        <text:list-item>
          <text:p text:style-name="P11"><text:span text:style-name="T2">La remise en question perpétuelle (jamais contant, et toujours a défaire les choses faites)</text:span></text:p>
        </text:list-item>
        <text:list-item>
          <text:p text:style-name="P11"><text:span text:style-name="T2">La recherche du plaisir intellectuel</text:span></text:p>
        </text:list-item>
      </text:list>
      <text:p text:style-name="P9"><text:span text:style-name="T2"/></text:p>
      <text:p text:style-name="P9"><text:span text:style-name="T2"/></text:p>
      <text:p text:style-name="P21"><text:soft-page-break/>L'approche des systèmes</text:p>
      <text:p text:style-name="P21"><text:span text:style-name="T4"/></text:p>
      <text:p text:style-name="P21"><text:span text:style-name="T4">Pour mener à bien un projet informatique, il est nécessaire d'avoir une organisation et une méthode de développement, eu égard à la complexité qui caractérise les systèmes(notamment d'information)</text:span></text:p>
      <text:p text:style-name="P21"><text:span text:style-name="T4"/></text:p>
      <text:p text:style-name="P21"><text:span text:style-name="T4">La matière première de tout informaticien a géré c'est l'information et plus largement le système d'information</text:span></text:p>
      <text:p text:style-name="P21"><text:span text:style-name="T4"/></text:p>
      <text:p text:style-name="P21"><text:span text:style-name="T5">système d'information</text:span></text:p>
      <text:p text:style-name="P21"><text:span text:style-name="T4"/></text:p>
      <text:p text:style-name="P21"><text:span text:style-name="T4">* Système : (par nature complexe)</text:span></text:p>
      <text:list xml:id="list461389495" text:style-name="L16">
        <text:list-item>
          <text:p text:style-name="P27"><text:span text:style-name="T4">un ens d'éléments et en interactions</text:span></text:p>
        </text:list-item>
        <text:list-item>
          <text:p text:style-name="P27"><text:span text:style-name="T4"><text:s/>un ensemble borné</text:span></text:p>
        </text:list-item>
        <text:list-item>
          <text:p text:style-name="P27"><text:span text:style-name="T4">qui poursuit des objectifs</text:span></text:p>
        </text:list-item>
        <text:list-item>
          <text:p text:style-name="P27"><text:span text:style-name="T4">met en œuvre des mécanismes de régulation</text:span></text:p>
        </text:list-item>
      </text:list>
      <text:p text:style-name="P21"><text:span text:style-name="T4">Une entreprise est un système. </text:span></text:p>
      <text:p text:style-name="P12"><text:span text:style-name="T5">Un système est plus que la somme des éléments qui le compose.</text:span></text:p>
      <text:p text:style-name="P19"><text:span text:style-name="T5"/></text:p>
      <text:p text:style-name="P19"><text:span text:style-name="T5">* Information :</text:span></text:p>
      <text:list xml:id="list1638372561" text:style-name="L17">
        <text:list-item>
          <text:p text:style-name="P20"><text:span text:style-name="T5">Éléments de connaissance</text:span></text:p>
        </text:list-item>
        <text:list-item>
          <text:p text:style-name="P20"><text:span text:style-name="T5">Donnée + règle de décryptage</text:span></text:p>
        </text:list-item>
      </text:list>
      <text:p text:style-name="P19"><text:span text:style-name="T5"/></text:p>
      <text:p text:style-name="P19"><text:span text:style-name="T5">Voir schémas feuilles</text:span></text:p>
      <text:p text:style-name="P19"><text:span text:style-name="T5"/></text:p>
      <text:p text:style-name="P19"><text:span text:style-name="T5">Approche cartésienne != systémique</text:span></text:p>
      <text:p text:style-name="P19"><text:span text:style-name="T5"/></text:p>
      <text:p text:style-name="P21">Approche systémique</text:p>
      <text:p text:style-name="P21"/>
      <text:list xml:id="list418205270" text:style-name="L18">
        <text:list-item>
          <text:p text:style-name="P28"><text:span text:style-name="T4">Notion de système</text:span></text:p>
        </text:list-item>
        <text:list-item>
          <text:p text:style-name="P28"><text:span text:style-name="T4">La globalité</text:span></text:p>
        </text:list-item>
        <text:list-item>
          <text:p text:style-name="P28"><text:span text:style-name="T4">L'organisation</text:span></text:p>
        </text:list-item>
        <text:list-item>
          <text:p text:style-name="P28"><text:span text:style-name="T4">Les interactions</text:span></text:p>
        </text:list-item>
        <text:list-item>
          <text:p text:style-name="P28"><text:span text:style-name="T4">La rétroaction – régulation</text:span></text:p>
        </text:list-item>
        <text:list-item>
          <text:p text:style-name="P28"><text:span text:style-name="T4">Découpage du système en sous-systèmes</text:span></text:p>
        </text:list-item>
      </text:list>
      <text:p text:style-name="P21"><text:span text:style-name="T4"/></text:p>
      <text:p text:style-name="P21">L'allotissement structurel d'un projet</text:p>
      <text:p text:style-name="P21"><text:span text:style-name="T4"/></text:p>
      <text:list xml:id="list1704447919" text:style-name="L19">
        <text:list-item>
          <text:p text:style-name="P29"><text:span text:style-name="T4">Le PBS (découper par module)</text:span></text:p>
        </text:list-item>
        <text:list-item>
          <text:p text:style-name="P29"><text:span text:style-name="T4">le WPS (organisation dans le temps dans la globalité)</text:span></text:p>
        </text:list-item>
      </text:list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35"><text:soft-page-break/>L'ORGANISATION D'UN PROJET</text:p>
      <text:p text:style-name="P21"/>
      <text:p text:style-name="P21"/>
      <text:p text:style-name="P21">1 Cadrage d'un projet</text:p>
      <text:p text:style-name="P21"><text:span text:style-name="T4"/></text:p>
      <text:p text:style-name="P21"><text:span text:style-name="T4">Cadrage</text:span></text:p>
      <text:list xml:id="list2120380159" text:style-name="L20">
        <text:list-item>
          <text:p text:style-name="P30"><text:span text:style-name="T4">Qualification et formalisation de la commande</text:span></text:p>
        </text:list-item>
        <text:list-item>
          <text:p text:style-name="P30"><text:span text:style-name="T4">choix de la démarche</text:span></text:p>
        </text:list-item>
        <text:list-item>
          <text:p text:style-name="P30"><text:span text:style-name="T4">Organisation humaine</text:span></text:p>
        </text:list-item>
        <text:list-item>
          <text:p text:style-name="P30"><text:span text:style-name="T4">Lancement du projet (note(courrier) officielle de lancement)</text:span></text:p>
        </text:list-item>
      </text:list>
      <text:p text:style-name="P21"><text:span text:style-name="T4"/></text:p>
      <text:p text:style-name="P21"><text:span text:style-name="T4">La méthode Merise :</text:span></text:p>
      <text:list xml:id="list1688780044" text:style-name="L21">
        <text:list-item>
          <text:p text:style-name="P31"><text:span text:style-name="T4">étude préalable</text:span></text:p>
        </text:list-item>
        <text:list-item>
          <text:p text:style-name="P31"><text:span text:style-name="T4">étude détaillée</text:span></text:p>
        </text:list-item>
        <text:list-item>
          <text:p text:style-name="P31"><text:span text:style-name="T4">Réalisation/test</text:span></text:p>
        </text:list-item>
        <text:list-item>
          <text:p text:style-name="P31"><text:span text:style-name="T4">Déploiement</text:span></text:p>
        </text:list-item>
      </text:list>
      <text:p text:style-name="P21"><text:span text:style-name="T4"/></text:p>
      <text:p text:style-name="P21"><text:span text:style-name="T4">La maintenance est à organiser très tôt. </text:span></text:p>
      <text:p text:style-name="P21"><text:span text:style-name="T4"/></text:p>
      <text:p text:style-name="P21">2 Mise en œuvre</text:p>
      <text:list xml:id="list1829996817" text:style-name="L22">
        <text:list-item>
          <text:p text:style-name="P32"><text:span text:style-name="T4">Pilotage</text:span></text:p>
        </text:list-item>
        <text:list-item>
          <text:p text:style-name="P32"><text:span text:style-name="T4">Suivi opérationnel </text:span></text:p>
        </text:list-item>
      </text:list>
      <text:p text:style-name="P21"><text:span text:style-name="T4"/></text:p>
      <text:p text:style-name="P21">3 Terminaison</text:p>
      <text:list xml:id="list1563164675" text:style-name="L23">
        <text:list-item>
          <text:p text:style-name="P33"><text:span text:style-name="T4">Livraison(note de fin de projet)</text:span></text:p>
        </text:list-item>
        <text:list-item>
          <text:p text:style-name="P33"><text:span text:style-name="T4">Bilan et capitalisation (enseignement)</text:span></text:p>
        </text:list-item>
      </text:list>
      <text:p text:style-name="P21"><text:span text:style-name="T4"/></text:p>
      <text:p text:style-name="P21"><text:span text:style-name="T4">Projet terminé = phase de maintenance</text:span></text:p>
      <text:p text:style-name="P21"><text:span text:style-name="T4"/></text:p>
      <text:p text:style-name="P21"><text:span text:style-name="T4">Voir schémas 1#</text:span></text:p>
      <text:p text:style-name="P21"><text:span text:style-name="T4"/></text:p>
      <text:p text:style-name="P21"><text:span text:style-name="T4">Choix de la démarche</text:span></text:p>
      <text:p text:style-name="P21"><text:span text:style-name="T4"/></text:p>
      <text:p text:style-name="P21"><text:span text:style-name="T3">Schémas directeur </text:span><text:span text:style-name="T4">(cadre dans le quel on va évolu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4:08:25</meta:creation-date>
    <dc:date>2012-09-28T15:41:11</dc:date>
    <dc:creator>Compte etudiant</dc:creator>
    <meta:editing-duration>PT3H15M40S</meta:editing-duration>
    <meta:editing-cycles>28</meta:editing-cycles>
    <meta:generator>LibreOffice/3.5$Linux_x86 LibreOffice_project/350m1$Build-2</meta:generator>
    <meta:document-statistic meta:table-count="1" meta:image-count="0" meta:object-count="0" meta:page-count="6" meta:paragraph-count="172" meta:word-count="1093" meta:character-count="6582" meta:non-whitespace-character-count="5651"/>
  </office:meta>
</office:document-meta>
</file>